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2M21S" calcext:value-type="time">
            <text:p>19:52:21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2M39S" calcext:value-type="time">
            <text:p>19:52:39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3M00S" calcext:value-type="time">
            <text:p>19:53:00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2M26S" calcext:value-type="time">
            <text:p>19:52:26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2M50S" calcext:value-type="time">
            <text:p>19:52:50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3M01S" calcext:value-type="time">
            <text:p>19:53:01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2M04S" calcext:value-type="time">
            <text:p>19:52:04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2M08S" calcext:value-type="time">
            <text:p>19:52:0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2M08S" calcext:value-type="time">
            <text:p>19:52:08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2M12S" calcext:value-type="time">
            <text:p>19:52:1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2M18S" calcext:value-type="time">
            <text:p>19:52:18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2M20S" calcext:value-type="time">
            <text:p>19:52:2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2M21S" calcext:value-type="time">
            <text:p>19:52:21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2M21S" calcext:value-type="time">
            <text:p>19:52:2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2M23S" calcext:value-type="time">
            <text:p>19:52:2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2M23S" calcext:value-type="time">
            <text:p>19:52:2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2M24S" calcext:value-type="time">
            <text:p>19:52:2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2M27S" calcext:value-type="time">
            <text:p>19:52:27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2M27S" calcext:value-type="time">
            <text:p>19:52:2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2M36S" calcext:value-type="time">
            <text:p>19:52:36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2M40S" calcext:value-type="time">
            <text:p>19:52:40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2M40S" calcext:value-type="time">
            <text:p>19:52:4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2M48S" calcext:value-type="time">
            <text:p>19:52:48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2M49S" calcext:value-type="time">
            <text:p>19:52:49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2M49S" calcext:value-type="time">
            <text:p>19:52:49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2M50S" calcext:value-type="time">
            <text:p>19:52:5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2M52S" calcext:value-type="time">
            <text:p>19:52:52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2M55S" calcext:value-type="time">
            <text:p>19:52:55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2M58S" calcext:value-type="time">
            <text:p>19:52:58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2M59S" calcext:value-type="time">
            <text:p>19:52:59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3M04S" calcext:value-type="time">
            <text:p>19:53:04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3M04S" calcext:value-type="time">
            <text:p>19:53:0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04S" calcext:value-type="time">
            <text:p>19:52:0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06S" calcext:value-type="time">
            <text:p>19:52:0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07S" calcext:value-type="time">
            <text:p>19:52:07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07S" calcext:value-type="time">
            <text:p>19:52:0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08S" calcext:value-type="time">
            <text:p>19:52:0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08S" calcext:value-type="time">
            <text:p>19:52:08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09S" calcext:value-type="time">
            <text:p>19:52:09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09S" calcext:value-type="time">
            <text:p>19:52:0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12S" calcext:value-type="time">
            <text:p>19:52:1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12S" calcext:value-type="time">
            <text:p>19:52:1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15S" calcext:value-type="time">
            <text:p>19:52:1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15S" calcext:value-type="time">
            <text:p>19:52:15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19S" calcext:value-type="time">
            <text:p>19:52:19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23S" calcext:value-type="time">
            <text:p>19:52:23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24S" calcext:value-type="time">
            <text:p>19:52:2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31S" calcext:value-type="time">
            <text:p>19:52:31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34S" calcext:value-type="time">
            <text:p>19:52:3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36S" calcext:value-type="time">
            <text:p>19:52:36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37S" calcext:value-type="time">
            <text:p>19:52:37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38S" calcext:value-type="time">
            <text:p>19:52:3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38S" calcext:value-type="time">
            <text:p>19:52:38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39S" calcext:value-type="time">
            <text:p>19:52:3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42S" calcext:value-type="time">
            <text:p>19:52:4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43S" calcext:value-type="time">
            <text:p>19:52:4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43S" calcext:value-type="time">
            <text:p>19:52:43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44S" calcext:value-type="time">
            <text:p>19:52:4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45S" calcext:value-type="time">
            <text:p>19:52:45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48S" calcext:value-type="time">
            <text:p>19:52:48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48S" calcext:value-type="time">
            <text:p>19:52:48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49S" calcext:value-type="time">
            <text:p>19:52:49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50S" calcext:value-type="time">
            <text:p>19:52:5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51S" calcext:value-type="time">
            <text:p>19:52:51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51S" calcext:value-type="time">
            <text:p>19:52:51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52S" calcext:value-type="time">
            <text:p>19:52:5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54S" calcext:value-type="time">
            <text:p>19:52:5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2M55S" calcext:value-type="time">
            <text:p>19:52:55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3M00S" calcext:value-type="time">
            <text:p>19:53:0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3M00S" calcext:value-type="time">
            <text:p>19:53:00</text:p>
          </table:table-cell>
          <table:table-cell office:value-type="float" office:value="-73" calcext:value-type="float">
            <text:p>-73</text:p>
          </table:table-cell>
        </table:table-row>
      </table:table>
      <table:named-expressions/>
      <table:database-ranges>
        <table:database-range table:name="__Anonymous_Sheet_DB__0" table:target-range-address="Sheet1.A2:Sheet1.C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9:16:46.867756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8:56:09.232846415</meta:creation-date>
    <meta:generator>LibreOffice/6.0.7.3$Linux_X86_64 LibreOffice_project/00m0$Build-3</meta:generator>
    <dc:date>2019-12-16T19:19:15.676133616</dc:date>
    <meta:editing-duration>PT2M28S</meta:editing-duration>
    <meta:editing-cycles>1</meta:editing-cycles>
    <meta:document-statistic meta:table-count="1" meta:cell-count="213" meta:object-count="0"/>
  </office:meta>
</office:document-meta>
</file>